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Root.getOutputInt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Root.setLanguage( String la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DFRoot.setNames( PDFNames 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Root.setMetadata( PDFMetadata me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DFRoot.PDFRoot( int objnum , PDFPages p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DFRoot.setPageMode( int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Root.addOutputIntent( PDFOutputIntent outputInt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DFRoot.setPageLabels( PDFPageLabels pageLabe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Root.get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Root.getRootPag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Root.addPage( PDFPage p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Root.getPageLabel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Root.get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Root.setRootPages( PDFPages p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Root.setRootOutline( PDFOutline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DFRoot.getMeta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Root.getRootOutli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Root.getPageMod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